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d14" officeooo:paragraph-rsid="0009dd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ze realizacje:</text:p>
      <text:p text:style-name="P1">SPRZEDAŻ:</text:p>
      <text:p text:style-name="P1">W swojej ofercie mamy mieszkania po gruntownym remoncie, modernizacji i adaptacji , tak aby spełniały Państwa oczekiwania. Proponujemy kawalerki w bloku lub kamienicy, mieszkania dwu i trzypokojowe nowocześnie zaprojektowane. </text:p>
      <text:p text:style-name="P1"/>
      <text:p text:style-name="P1">WYNAJEM</text:p>
      <text:p text:style-name="P1">Proponujemy: </text:p>
      <text:p text:style-name="P1">- samodzielne pokoje ze wspólna kuchnią oraz łazienką, pokoje oraz kuchnia są w pełni wyposażone</text:p>
      <text:p text:style-name="P1">- samodzielne studia/apartamenty z własną łazienką i aneksem kuchennym, komfortowe, w pełni wyposażone, w najdogodniejszych lokalizacjach</text:p>
      <text:p text:style-name="P1">- samodzielne mieszkania</text:p>
      <text:p text:style-name="P1"/>
      <text:p text:style-name="P1">INWESTYCJE:</text:p>
      <text:p text:style-name="P1">Inwestorom proponujemy zakup lokalu mieszkalnego przeznaczonego do wynajmu w trzech wariantach : wynajmu na pokoje, apartamenty oraz kawalerki. Zajmujemy się całościowo obsługą wynajmu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2:54:35.646000000</meta:creation-date>
    <dc:date>2020-08-03T13:07:58.673000000</dc:date>
    <meta:editing-duration>PT13M23S</meta:editing-duration>
    <meta:editing-cycles>1</meta:editing-cycles>
    <meta:document-statistic meta:table-count="0" meta:image-count="0" meta:object-count="0" meta:page-count="1" meta:paragraph-count="10" meta:word-count="92" meta:character-count="725" meta:non-whitespace-character-count="641"/>
    <meta:generator>LibreOffice/6.0.5.2$Windows_x86 LibreOffice_project/54c8cbb85f300ac59db32fe8a675ff7683cd5a16</meta:generator>
  </office:meta>
</office:document-meta>
</file>